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000000" draw:textarea-vertical-align="middle" draw:auto-grow-height="false" fo:min-height="0.75cm" fo:min-width="0.5cm" fo:wrap-option="wrap"/>
    </style:style>
    <style:style style:name="gr3" style:family="graphic" style:parent-style-name="standard">
      <style:graphic-properties draw:fill="solid" draw:fill-color="#cc99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7" style:family="graphic" style:parent-style-name="standard">
      <style:graphic-properties draw:stroke="solid" draw:stroke-dash="Line_20_with_20_Fine_20_Dots" svg:stroke-width="0.178cm" svg:stroke-color="#666666" draw:marker-start-width="0.466cm" draw:marker-end-width="0.466cm" draw:fill="solid" draw:fill-color="#666666" fo:min-height="8.776cm" fo:padding-top="0.138cm" fo:padding-bottom="0.138cm" fo:padding-left="0.263cm" fo:padding-right="0.263cm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49cm"/>
    </style:style>
    <style:style style:name="gr12" style:family="graphic" style:parent-style-name="standard">
      <style:graphic-properties draw:stroke="none" svg:stroke-color="#000000" draw:fill="none" draw:fill-color="#ffffff" fo:min-height="0.556cm"/>
    </style:style>
    <style:style style:name="gr13" style:family="graphic" style:parent-style-name="objectwithoutfill">
      <style:graphic-properties draw:stroke="none" draw:fill="none" fo:min-height="0.557cm"/>
    </style:style>
    <style:style style:name="gr14" style:family="graphic" style:parent-style-name="objectwithoutfill">
      <style:graphic-properties draw:stroke="none" draw:fill="none" fo:min-height="0.629cm"/>
    </style:style>
    <style:style style:name="gr15" style:family="graphic" style:parent-style-name="standard">
      <style:graphic-properties draw:fill="solid" draw:fill-color="#b2b2b2" draw:auto-grow-height="false" fo:min-height="0.749cm" fo:min-width="0.499cm" fo:wrap-option="no-wrap"/>
    </style:style>
    <style:style style:name="gr16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17" style:family="graphic" style:parent-style-name="standard" style:list-style-name="L1">
      <style:graphic-properties draw:fill="solid" draw:fill-color="#b2b2b2" draw:auto-grow-height="false" fo:min-height="0.749cm" fo:min-width="0.499cm" fo:wrap-option="no-wrap"/>
    </style:style>
    <style:style style:name="gr18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auto-grow-height="false" fo:min-height="0.749cm" fo:min-width="0.499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color="#ffcc00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color="#ffcc00" fo:font-size="16pt" fo:font-weight="bold" style:font-size-asian="16pt" style:font-weight-asian="bold" style:font-size-complex="16pt" style:font-weight-complex="bold"/>
    </style:style>
    <style:style style:name="P8" style:family="paragraph">
      <style:text-properties fo:color="#ffffff" fo:font-family="文泉驛微米黑" style:font-pitch="variable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color="#ff3333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fo:color="#ff33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12" style:family="paragraph">
      <style:paragraph-properties fo:margin-left="0cm" fo:margin-right="0cm" fo:margin-top="0.1cm" fo:margin-bottom="0.1cm" fo:line-height="100%" fo:text-align="center" fo:text-indent="0cm"/>
    </style:style>
    <style:style style:name="P13" style:family="paragraph">
      <style:paragraph-properties fo:margin-left="0cm" fo:margin-right="0cm" fo:margin-top="0.1cm" fo:margin-bottom="0.1cm" fo:line-height="100%" fo:text-align="center" fo:text-indent="0cm"/>
      <style:text-properties fo:color="#ff6600" style:text-outline="false" style:text-line-through-style="none" fo:font-family="Arimo" style:font-family-generic="roman" style:font-pitch="variable" fo:font-size="24pt" fo:font-style="normal" fo:text-shadow="none" style:text-underline-style="solid" style:text-underline-width="auto" style:text-underline-color="font-color" fo:font-weight="bold" style:letter-kerning="true" style:font-family-asian="'WenQuanYi Micro Hei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color="#ffffff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15" style:family="paragraph">
      <style:paragraph-properties fo:text-align="center"/>
      <style:text-properties fo:color="#666666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center"/>
      <style:text-properties fo:color="#0000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8pt"/>
    </style:style>
    <style:style style:name="T5" style:family="text">
      <style:text-properties fo:color="#ffffff" fo:font-family="文泉驛微米黑" style:font-pitch="variable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ff33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ffcc00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cc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666666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color="#666666" fo:font-size="18pt" fo:font-weight="bold" style:font-weight-asian="bold" style:font-weight-complex="bold"/>
    </style:style>
    <style:style style:name="T12" style:family="text">
      <style:text-properties fo:color="#ff6600" style:text-outline="false" style:text-line-through-style="none" fo:font-family="Arimo" style:font-family-generic="roman" style:font-pitch="variable" fo:font-size="24pt" fo:font-style="normal" fo:text-shadow="none" style:text-underline-style="solid" style:text-underline-width="auto" style:text-underline-color="font-color" fo:font-weight="bold" style:letter-kerning="true" style:font-family-asian="'WenQuanYi Micro Hei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ffff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4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00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2.269cm" svg:height="1.27cm" svg:x="1.201cm" svg:y="26.889cm">
          <text:p text:style-name="P1"><text:span text:style-name="T1">HO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7" draw:id="id7" draw:layer="layout" svg:width="2.269cm" svg:height="1.27cm" svg:x="1.201cm" svg:y="25.619cm">
          <text:p text:style-name="P1"><text:span text:style-name="T1">HO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10" draw:id="id10" draw:layer="layout" svg:width="2.269cm" svg:height="1.27cm" svg:x="1.184cm" svg:y="28.173cm">
          <text:p text:style-name="P1"><text:span text:style-name="T1">HO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xml:id="id3" draw:id="id3" draw:layer="layout" svg:width="5.715cm" svg:height="2.286cm" svg:x="10.725cm" svg:y="12.438cm">
          <text:p text:style-name="P1"><text:span text:style-name="T2">Deploy Master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3" draw:text-style-name="P4" xml:id="id4" draw:id="id4" draw:layer="layout" svg:width="3.429cm" svg:height="1.651cm" svg:x="15.725cm" svg:y="21.631cm">
          <text:p text:style-name="P1"><text:span text:style-name="T3">PROX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draw:layer="layout" svg:width="1.397cm" svg:height="1.143cm" svg:x="16.875cm" svg:y="0.06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xml:id="id1" draw:id="id1" draw:layer="layout" svg:width="1.397cm" svg:height="1.143cm" svg:x="17.51cm" svg:y="1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xml:id="id5" draw:id="id5" draw:layer="layout" svg:width="1.397cm" svg:height="1.143cm" svg:x="18.526cm" svg:y="1.12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1.397cm" svg:height="1.143cm" svg:x="19.542cm" svg:y="1.50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1.397cm" svg:height="1.143cm" svg:x="17.891cm" svg:y="0.1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1.397cm" svg:height="1.143cm" svg:x="19.161cm" svg:y="0.36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5" xml:id="id6" draw:id="id6" draw:layer="layout" svg:width="3.048cm" svg:height="1.397cm" svg:x="17.256cm" svg:y="5.191cm">
          <text:p text:style-name="P1"><text:span text:style-name="T4">gi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5" xml:id="id2" draw:id="id2" draw:layer="layout" svg:width="3.048cm" svg:height="1.397cm" svg:x="15.097cm" svg:y="3.667cm">
          <text:p text:style-name="P1"><text:span text:style-name="T4">svn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1" draw:layer="layout" draw:type="curve" svg:x1="18.209cm" svg:y1="2.27cm" svg:x2="16.621cm" svg:y2="3.667cm" draw:start-shape="id1" draw:start-glue-point="8" draw:end-shape="id2" draw:end-glue-point="5" svg:d="M18209 2270c0 1047-1588 349-1588 1397">
          <text:p/>
        </draw:connector>
        <draw:connector draw:style-name="gr6" draw:text-style-name="P6" draw:layer="layout" draw:type="curve" svg:x1="13.582cm" svg:y1="14.724cm" svg:x2="17.44cm" svg:y2="21.631cm" draw:start-shape="id3" draw:start-glue-point="2" draw:end-shape="id4" draw:end-glue-point="5" svg:d="M13582 14724c0 5181 3858 1728 3858 6907">
          <text:p/>
        </draw:connector>
        <draw:connector draw:style-name="gr6" draw:text-style-name="P1" draw:layer="layout" draw:type="curve" svg:x1="19.224cm" svg:y1="2.27cm" svg:x2="18.78cm" svg:y2="5.191cm" draw:start-shape="id5" draw:end-shape="id6" draw:end-glue-point="5" svg:d="M19224 2270c0 2190-444 730-444 2921">
          <text:p/>
        </draw:connector>
        <draw:connector draw:style-name="gr6" draw:text-style-name="P6" draw:layer="layout" draw:type="curve" svg:x1="16.621cm" svg:y1="5.064cm" svg:x2="13.582cm" svg:y2="12.438cm" draw:start-shape="id2" draw:start-glue-point="7" draw:end-shape="id3" svg:d="M16621 5064c0 5530-3039 1844-3039 7374">
          <text:p/>
        </draw:connector>
        <draw:connector draw:style-name="gr6" draw:text-style-name="P7" draw:layer="layout" draw:type="curve" svg:x1="18.78cm" svg:y1="6.588cm" svg:x2="13.582cm" svg:y2="12.438cm" draw:start-shape="id6" draw:start-glue-point="7" draw:end-shape="id3" svg:d="M18780 6588c0 4387-5198 1463-5198 5850">
          <text:p/>
        </draw:connector>
        <draw:custom-shape draw:style-name="gr1" draw:text-style-name="P2" xml:id="id12" draw:id="id12" draw:layer="layout" svg:width="2.138cm" svg:height="1.27cm" svg:x="5.393cm" svg:y="22.27cm">
          <text:p text:style-name="P1"><text:span text:style-name="T1">HO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9" draw:id="id9" draw:layer="layout" svg:width="2.138cm" svg:height="1.27cm" svg:x="5.393cm" svg:y="20.992cm">
          <text:p text:style-name="P1"><text:span text:style-name="T1">HO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8" draw:id="id8" draw:layer="layout" svg:width="2.138cm" svg:height="1.27cm" svg:x="5.356cm" svg:y="19.708cm">
          <text:p text:style-name="P1"><text:span text:style-name="T1">HO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1" draw:layer="layout" draw:type="curve" svg:x1="17.44cm" svg:y1="23.282cm" svg:x2="3.47cm" svg:y2="26.254cm" draw:start-shape="id4" draw:start-glue-point="7" draw:end-shape="id7" draw:end-glue-point="8" svg:d="M17440 23282c0 1982-4656 2972-13970 2972">
          <text:p/>
        </draw:connector>
        <draw:connector draw:style-name="gr6" draw:text-style-name="P6" draw:layer="layout" draw:type="curve" svg:x1="15.725cm" svg:y1="22.456cm" svg:x2="7.494cm" svg:y2="20.343cm" draw:start-shape="id4" draw:end-shape="id8" draw:end-glue-point="8" svg:d="M15725 22456c-6172 0-2057-2113-8231-2113">
          <text:p/>
        </draw:connector>
        <draw:connector draw:style-name="gr6" draw:text-style-name="P1" draw:layer="layout" draw:type="curve" svg:x1="15.725cm" svg:y1="22.457cm" svg:x2="7.531cm" svg:y2="21.627cm" draw:start-shape="id4" draw:start-glue-point="6" draw:end-shape="id9" svg:d="M15725 22457c-6145 0-2049-830-8194-830">
          <text:p/>
        </draw:connector>
        <draw:connector draw:style-name="gr6" draw:text-style-name="P6" draw:layer="layout" draw:type="curve" svg:x1="17.44cm" svg:y1="23.282cm" svg:x2="3.453cm" svg:y2="28.808cm" draw:start-shape="id4" draw:start-glue-point="7" draw:end-shape="id10" draw:end-glue-point="8" svg:d="M17440 23282c0 3684-4662 5526-13987 5526">
          <text:p/>
        </draw:connector>
        <draw:connector draw:style-name="gr6" draw:text-style-name="P1" draw:layer="layout" draw:type="curve" svg:x1="17.44cm" svg:y1="23.282cm" svg:x2="3.47cm" svg:y2="27.524cm" draw:start-shape="id4" draw:start-glue-point="7" draw:end-shape="id11" draw:end-glue-point="8" svg:d="M17440 23282c0 2828-4656 4242-13970 4242">
          <text:p/>
        </draw:connector>
        <draw:connector draw:style-name="gr6" draw:text-style-name="P1" draw:layer="layout" draw:type="curve" svg:x1="15.725cm" svg:y1="22.457cm" svg:x2="7.531cm" svg:y2="22.905cm" draw:start-shape="id4" draw:start-glue-point="6" draw:end-shape="id12" svg:d="M15725 22457c-6145 0-2049 448-8194 448">
          <text:p/>
        </draw:connector>
        <draw:custom-shape draw:style-name="gr1" draw:text-style-name="P2" xml:id="id13" draw:id="id13" draw:layer="layout" svg:width="2.138cm" svg:height="1.27cm" svg:x="5.393cm" svg:y="23.571cm">
          <text:p text:style-name="P1"><text:span text:style-name="T1">HO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1" draw:layer="layout" draw:type="curve" svg:x1="15.725cm" svg:y1="22.457cm" svg:x2="7.531cm" svg:y2="24.206cm" draw:start-shape="id4" draw:start-glue-point="6" draw:end-shape="id13" svg:d="M15725 22457c-6145 0-2049 1749-8194 1749">
          <text:p/>
        </draw:connector>
        <draw:frame draw:style-name="gr7" draw:text-style-name="P8" draw:layer="layout" svg:width="5.445cm" svg:height="9.052cm" svg:x="0.127cm" svg:y="0.127cm">
          <draw:text-box>
            <text:p><text:span text:style-name="T5">Add one repo</text:span></text:p>
            <text:p><text:span text:style-name="T5">Delete one repo</text:span></text:p>
            <text:p><text:span text:style-name="T5">Lock one repo</text:span></text:p>
            <text:p><text:span text:style-name="T5">Unlock one repo</text:span></text:p>
            <text:p><text:span text:style-name="T5"/></text:p>
            <text:p><text:span text:style-name="T5">Print commit record</text:span></text:p>
            <text:p><text:span text:style-name="T5">Print deploy record</text:span></text:p>
            <text:p><text:span text:style-name="T5">Print diff files</text:span></text:p>
            <text:p><text:span text:style-name="T5">Print diff contents</text:span></text:p>
            <text:p><text:span text:style-name="T5">Print failing hosts</text:span></text:p>
            <text:p><text:span text:style-name="T5"/></text:p>
            <text:p><text:span text:style-name="T5">Update proxy IP</text:span></text:p>
            <text:p><text:span text:style-name="T5">Update cluster IPs</text:span></text:p>
            <text:p><text:span text:style-name="T5">Deploy one record</text:span></text:p>
            <text:p><text:span text:style-name="T5">Revoke one record</text:span></text:p>
          </draw:text-box>
        </draw:frame>
        <draw:custom-shape draw:style-name="gr8" draw:text-style-name="P9" draw:layer="layout" svg:width="4.788cm" svg:height="0.954cm" draw:transform="skewX (-0.0104719755119641) rotate (-0.589921287175159) translate (7.305cm 9.763cm)">
          <text:p text:style-name="P1"><text:span text:style-name="T6">CMD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2.921cm" svg:height="2.286cm" svg:x="4.81cm" svg:y="8.49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10" draw:text-style-name="P1" draw:layer="layout" draw:type="curve" svg:x1="6.425cm" svg:y1="19.708cm" svg:x2="10.725cm" svg:y2="13.581cm" draw:start-shape="id8" draw:start-glue-point="5" draw:end-shape="id3" draw:end-glue-point="3" svg:d="M6425 19708c0-4085 1433-6127 4300-6127">
          <text:p/>
        </draw:connector>
        <draw:connector draw:style-name="gr10" draw:text-style-name="P1" draw:layer="layout" draw:type="curve" svg:x1="2.336cm" svg:y1="25.619cm" svg:x2="10.725cm" svg:y2="13.581cm" draw:start-shape="id7" draw:start-glue-point="5" draw:end-shape="id3" draw:end-glue-point="3" svg:d="M2336 25619c0-8026 2796-12038 8389-12038">
          <text:p/>
        </draw:connector>
        <draw:frame draw:style-name="gr11" draw:text-style-name="P10" draw:layer="layout" svg:width="2.794cm" svg:height="1.199cm" svg:x="4.486cm" svg:y="15.494cm">
          <draw:text-box>
            <text:p text:style-name="P1"><text:span text:style-name="T7">Reply:</text:span></text:p>
            <text:p text:style-name="P1"><text:span text:style-name="T7">success</text:span></text:p>
          </draw:text-box>
        </draw:frame>
        <draw:frame draw:style-name="gr12" draw:text-style-name="P5" draw:layer="layout" svg:width="2.159cm" svg:height="0.806cm" svg:x="8.761cm" svg:y="26.273cm">
          <draw:text-box>
            <text:p text:style-name="P1"><text:span text:style-name="T8">push</text:span></text:p>
          </draw:text-box>
        </draw:frame>
        <draw:frame draw:style-name="gr12" draw:text-style-name="P5" draw:layer="layout" svg:width="2.159cm" svg:height="0.806cm" svg:x="8.762cm" svg:y="27.373cm">
          <draw:text-box>
            <text:p text:style-name="P1"><text:span text:style-name="T8">push</text:span></text:p>
          </draw:text-box>
        </draw:frame>
        <draw:frame draw:style-name="gr13" draw:text-style-name="P5" draw:layer="layout" svg:width="1.679cm" svg:height="0.807cm" svg:x="9.296cm" svg:y="21.855cm">
          <draw:text-box>
            <text:p text:style-name="P1"><text:span text:style-name="T8">push</text:span></text:p>
          </draw:text-box>
        </draw:frame>
        <draw:frame draw:style-name="gr13" draw:text-style-name="P5" draw:layer="layout" svg:width="1.679cm" svg:height="0.807cm" svg:x="13.94cm" svg:y="16.556cm">
          <draw:text-box>
            <text:p text:style-name="P1"><text:span text:style-name="T8">push</text:span></text:p>
          </draw:text-box>
        </draw:frame>
        <draw:frame draw:style-name="gr13" draw:text-style-name="P5" draw:layer="layout" svg:width="2.119cm" svg:height="0.807cm" svg:x="14.208cm" svg:y="7.305cm">
          <draw:text-box>
            <text:p text:style-name="P1"><text:span text:style-name="T8">update</text:span></text:p>
          </draw:text-box>
        </draw:frame>
        <draw:frame draw:style-name="gr14" draw:text-style-name="P5" draw:layer="layout" svg:width="1.501cm" svg:height="0.879cm" svg:x="14.231cm" svg:y="10.027cm">
          <draw:text-box>
            <text:p text:style-name="P1"><text:span text:style-name="T9">pull</text:span></text:p>
          </draw:text-box>
        </draw:frame>
        <draw:frame draw:style-name="gr13" draw:text-style-name="P5" draw:layer="layout" svg:width="1.679cm" svg:height="0.807cm" svg:x="9.297cm" svg:y="20.756cm">
          <draw:text-box>
            <text:p text:style-name="P1"><text:span text:style-name="T8">push</text:span></text:p>
          </draw:text-box>
        </draw:frame>
        <draw:frame draw:style-name="gr13" draw:text-style-name="P5" draw:layer="layout" svg:width="1.679cm" svg:height="0.807cm" svg:x="9.297cm" svg:y="22.956cm">
          <draw:text-box>
            <text:p text:style-name="P1"><text:span text:style-name="T8">push</text:span></text:p>
          </draw:text-box>
        </draw:frame>
      </draw:page>
      <draw:page draw:name="page2" draw:style-name="dp1" draw:master-page-name="Default">
        <draw:custom-shape draw:style-name="gr15" draw:text-style-name="P5" draw:layer="layout" svg:width="8.382cm" svg:height="2.921cm" svg:x="2.017cm" svg:y="12.512cm">
          <text:p text:style-name="P1"><text:span text:style-name="T4"/></text:p>
          <text:p text:style-name="P1"><text:span text:style-name="T10">Thread pool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5" draw:text-style-name="P11" draw:layer="layout" svg:width="8.509cm" svg:height="1.27cm" svg:x="10.526cm" svg:y="14.136cm">
          <text:p text:style-name="P1"><text:span text:style-name="T11">Memory pool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5" draw:text-style-name="P11" draw:layer="layout" svg:width="8.509cm" svg:height="1.27cm" svg:x="10.526cm" svg:y="12.512cm">
          <text:p text:style-name="P1"><text:span text:style-name="T11">Content cache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6" draw:text-style-name="P5" draw:layer="layout" svg:width="1.524cm" svg:height="5.842cm" svg:x="7.77cm" svg:y="5.06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5" draw:layer="layout" svg:width="1.524cm" svg:height="6.473cm" draw:transform="rotate (-3.13967279141319) translate (13.502cm 22.30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3" draw:layer="layout" svg:width="18.034cm" svg:height="5.228cm" svg:x="1.509cm" svg:y="10.713cm">
          <text:p text:style-name="P12"><text:span text:style-name="T12">TCP server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8" draw:text-style-name="P5" draw:layer="layout" svg:width="1.524cm" svg:height="5.716cm" draw:transform="rotate (-3.13967279141319) translate (13.5cm 10.65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4" draw:layer="layout" svg:width="18.034cm" svg:height="3.556cm" svg:x="1.509cm" svg:y="1.444cm">
          <text:p text:style-name="P1"><text:span text:style-name="T13">PH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5" draw:layer="layout" svg:width="12.573cm" svg:height="3.429cm" svg:x="4.175cm" svg:y="24.249cm">
          <text:p text:style-name="P1"><text:span text:style-name="T14">&lt;HOST&gt; &lt;HOST&gt; &lt;HOST&gt; &lt;HOST&gt; ...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5" draw:layer="layout" svg:width="1.524cm" svg:height="6.48cm" svg:x="7.77cm" svg:y="15.986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6" draw:layer="layout" svg:width="18.034cm" svg:height="6.244cm" svg:x="1.508cm" svg:y="22.336cm">
          <text:p text:style-name="P1"><text:span text:style-name="T15">Server cluster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n hui</meta:initial-creator>
    <meta:creation-date>2017-08-17T10:15:11</meta:creation-date>
    <dc:date>2017-08-17T17:44:40</dc:date>
    <dc:creator>fan hui</dc:creator>
    <meta:editing-duration>PT2H43M39S</meta:editing-duration>
    <meta:editing-cycles>76</meta:editing-cycles>
    <meta:generator>OpenOffice/4.1.3$Unix OpenOffice.org_project/413m1$Build-9783</meta:generator>
    <meta:document-statistic meta:object-count="54"/>
  </office:meta>
</office:document-meta>
</file>